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5" manifest:media-type=""/>
  <manifest:file-entry manifest:full-path="ObjectReplacements/Object 26" manifest:media-type=""/>
  <manifest:file-entry manifest:full-path="ObjectReplacements/Object 6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39" manifest:media-type=""/>
  <manifest:file-entry manifest:full-path="ObjectReplacements/Object 42" manifest:media-type="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3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88be6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weight="normal" officeooo:rsid="008313e3" officeooo:paragraph-rsid="0021f27b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21f27b"/>
    </style:style>
    <style:style style:name="P7" style:family="paragraph" style:parent-style-name="Standard">
      <style:text-properties officeooo:paragraph-rsid="00088be6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3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4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g text:anchor-type="paragraph" draw:z-index="8" draw:name="Shape1" draw:style-name="gr1"><draw:frame draw:style-name="gr2" draw:text-style-name="P10" svg:width="0.428in" svg:height="0.1925in" svg:x="0in" svg:y="0.0008in"><draw:text-box><text:p text:style-name="P9"><text:span text:style-name="T3">Nama</text:span></text:p></draw:text-box></draw:frame><draw:frame draw:style-name="gr3" draw:text-style-name="P10" svg:width="1.0024in" svg:height="0.1925in" svg:x="0.9846in" svg:y="0.0008in"><draw:text-box><text:p text:style-name="P9"><text:span text:style-name="T3">: Eko Saputra</text:span></text:p></draw:text-box></draw:frame><draw:frame draw:style-name="gr4" draw:text-style-name="P10" svg:width="0.3449in" svg:height="0.1925in" svg:x="0in" svg:y="0.2217in"><draw:text-box><text:p text:style-name="P9"><text:span text:style-name="T3">NIM</text:span></text:p></draw:text-box></draw:frame><draw:frame draw:style-name="gr5" draw:text-style-name="P10" svg:width="0.8488in" svg:height="0.1925in" svg:x="0.9846in" svg:y="0.2217in"><draw:text-box><text:p text:style-name="P9"><text:span text:style-name="T3">: 201420001</text:span></text:p></draw:text-box></draw:frame><draw:frame draw:style-name="gr6" draw:text-style-name="P10" svg:width="0.6642in" svg:height="0.1925in" svg:x="0in" svg:y="0.4409in"><draw:text-box><text:p text:style-name="P9"><text:span text:style-name="T3">Fakultas </text:span></text:p></draw:text-box></draw:frame><draw:frame draw:style-name="gr7" draw:text-style-name="P10" svg:width="1.224in" svg:height="0.1925in" svg:x="0.9846in" svg:y="0.4409in"><draw:text-box><text:p text:style-name="P9"><text:span text:style-name="T3">: Ilmu Komputer</text:span></text:p></draw:text-box></draw:frame><draw:frame draw:style-name="gr8" draw:text-style-name="P10" svg:width="1.4689in" svg:height="0.3843in" svg:x="0in" svg:y="0.6618in"><draw:text-box><text:p text:style-name="P9"><text:span text:style-name="T3">Prodi</text:span></text:p><text:p text:style-name="P9"><text:span text:style-name="T3">Kelas</text:span><text:span text:style-name="T3"><text:tab/></text:span><text:span text:style-name="T3"><text:tab/></text:span><text:span text:style-name="T3"><text:tab/></text:span><text:span text:style-name="T3">: IF4A</text:span></text:p></draw:text-box></draw:frame><draw:frame draw:style-name="gr9" draw:text-style-name="P10" svg:width="1.5213in" svg:height="0.1925in" svg:x="0.9846in" svg:y="0.6618in"><draw:text-box><text:p text:style-name="P9"><text:span text:style-name="T3">: Teknik Informatika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6"/>
      <text:p text:style-name="P6">1.<draw:frame draw:style-name="fr1" draw:name="Object1" text:anchor-type="as-char" svg:width="0.7638in" svg:height="0.183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s text:c="3"/><draw:frame draw:style-name="fr1" draw:name="Object2" text:anchor-type="as-char" svg:width="0.9783in" svg:height="0.1839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/>
      <text:p text:style-name="P6"><text:s text:c="3"/><draw:frame draw:style-name="fr1" draw:name="Object3" text:anchor-type="as-char" svg:width="1.3882in" svg:height="0.4201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<text:s text:c="3"/><draw:frame draw:style-name="fr1" draw:name="Object4" text:anchor-type="as-char" svg:width="1.3882in" svg:height="0.420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text:s text:c="3"/><draw:frame draw:style-name="fr1" draw:name="Object5" text:anchor-type="as-char" svg:width="3.7161in" svg:height="0.4201in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text:s text:c="3"/><draw:frame draw:style-name="fr1" draw:name="Object6" text:anchor-type="as-char" svg:width="2.3264in" svg:height="0.4201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s text:c="3"/><draw:frame draw:style-name="fr1" draw:name="Object7" text:anchor-type="as-char" svg:width="0.3146in" svg:height="0.1839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6"><text:s text:c="3"/><draw:frame draw:style-name="fr1" draw:name="Object8" text:anchor-type="as-char" svg:width="0.4602in" svg:height="0.1839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/>
      <text:p text:style-name="P6">2.<draw:frame draw:style-name="fr1" draw:name="Object9" text:anchor-type="as-char" svg:width="0.8335in" svg:height="0.1839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text:s text:c="3"/><draw:frame draw:style-name="fr1" draw:name="Object10" text:anchor-type="as-char" svg:width="1.0425in" svg:height="0.1839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text:s text:c="3"/><draw:frame draw:style-name="fr1" draw:name="Object11" text:anchor-type="as-char" svg:width="1.072in" svg:height="0.1839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6"><text:s text:c="3"/><draw:frame draw:style-name="fr1" draw:name="Object12" text:anchor-type="as-char" svg:width="1.5402in" svg:height="0.639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><text:s text:c="3"/></text:p>
      <text:p text:style-name="P6"><text:s text:c="3"/><draw:frame draw:style-name="fr1" draw:name="Object13" text:anchor-type="as-char" svg:width="3.2665in" svg:height="0.639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/>
      <text:p text:style-name="P6"><text:s text:c="3"/><draw:frame draw:style-name="fr1" draw:name="Object14" text:anchor-type="as-char" svg:width="2.2083in" svg:height="0.4425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"><text:s text:c="18"/>=<draw:frame draw:style-name="fr1" draw:name="Object15" text:anchor-type="as-char" svg:width="3.3126in" svg:height="0.2043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/>
      <text:p text:style-name="P6"><text:s text:c="3"/><draw:frame draw:style-name="fr1" draw:name="Object16" text:anchor-type="as-char" svg:width="2.7756in" svg:height="0.4201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><text:s text:c="19"/>=<draw:frame draw:style-name="fr1" draw:name="Object17" text:anchor-type="as-char" svg:width="2.7134in" svg:height="0.2043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/>
      <text:p text:style-name="P6"><text:s text:c="3"/><draw:frame draw:style-name="fr1" draw:name="Object18" text:anchor-type="as-char" svg:width="2.7583in" svg:height="0.4201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"><text:s text:c="19"/>=<draw:frame draw:style-name="fr1" draw:name="Object19" text:anchor-type="as-char" svg:width="2.5008in" svg:height="0.2043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"/>
      <text:p text:style-name="P6"><text:soft-page-break/><text:s text:c="3"/><draw:frame draw:style-name="fr1" draw:name="Object20" text:anchor-type="as-char" svg:width="2.5193in" svg:height="0.420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><text:s text:c="19"/>=<draw:frame draw:style-name="fr1" draw:name="Object21" text:anchor-type="as-char" svg:width="2.3563in" svg:height="0.2043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><text:s text:c="3"/></text:p>
      <text:p text:style-name="P6"><text:s text:c="3"/></text:p>
      <text:p text:style-name="P6"><text:s text:c="3"/><draw:frame draw:style-name="fr1" draw:name="Object22" text:anchor-type="as-char" svg:width="1.7492in" svg:height="0.4602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"><text:s text:c="3"/><draw:frame draw:style-name="fr1" draw:name="Object23" text:anchor-type="as-char" svg:width="1.6846in" svg:height="0.4602in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"><text:s text:c="3"/><draw:frame draw:style-name="fr1" draw:name="Object24" text:anchor-type="as-char" svg:width="1.7165in" svg:height="0.4602in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6"><text:s text:c="3"/></text:p>
      <text:p text:style-name="P6"><text:s text:c="3"/><draw:frame draw:style-name="fr1" draw:name="Object25" text:anchor-type="as-char" svg:width="2.0319in" svg:height="0.1839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"/>
      <text:p text:style-name="P6"><text:s text:c="3"/>3.<draw:frame draw:style-name="fr1" draw:name="Object26" text:anchor-type="as-char" svg:width="1.8043in" svg:height="0.2091in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"><text:s text:c="18"/><draw:frame draw:style-name="fr1" draw:name="Object27" text:anchor-type="as-char" svg:width="1.0957in" svg:height="0.2091in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"><text:s text:c="6"/><draw:frame draw:style-name="fr1" draw:name="Object28" text:anchor-type="as-char" svg:width="1.7319in" svg:height="0.2091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6"><text:s text:c="17"/><draw:frame draw:style-name="fr1" draw:name="Object29" text:anchor-type="as-char" svg:width="1.1283in" svg:height="0.2091in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6"/>
      <text:p text:style-name="P6"><text:s text:c="3"/><draw:frame draw:style-name="fr1" draw:name="Object30" text:anchor-type="as-char" svg:width="2.0008in" svg:height="0.9665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6"/>
      <text:p text:style-name="P6"><text:s text:c="3"/><draw:frame draw:style-name="fr1" draw:name="Object31" text:anchor-type="as-char" svg:width="2.0866in" svg:height="0.9665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"/>
      <text:p text:style-name="P6"><text:s text:c="3"/><draw:frame draw:style-name="fr1" draw:name="Object32" text:anchor-type="as-char" svg:width="3.6744in" svg:height="0.639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"/>
      <text:p text:style-name="P6"><text:s text:c="3"/><draw:frame draw:style-name="fr1" draw:name="Object33" text:anchor-type="as-char" svg:width="4.002in" svg:height="0.639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"><text:s/></text:p>
      <text:p text:style-name="P6"><text:s text:c="3"/><draw:frame draw:style-name="fr1" draw:name="Object34" text:anchor-type="as-char" svg:width="4.0563in" svg:height="0.639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"/>
      <text:p text:style-name="P6"><text:s text:c="3"/><draw:frame draw:style-name="fr1" draw:name="Object35" text:anchor-type="as-char" svg:width="3.6965in" svg:height="0.639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6"><text:soft-page-break/></text:p>
      <text:p text:style-name="P6"><text:s/><draw:frame draw:style-name="fr1" draw:name="Object36" text:anchor-type="as-char" svg:width="4.4752in" svg:height="0.639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"/>
      <text:p text:style-name="P6"><text:s/><draw:frame draw:style-name="fr1" draw:name="Object37" text:anchor-type="as-char" svg:width="4.5437in" svg:height="0.639in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6"><text:s/><draw:frame draw:style-name="fr1" draw:name="Object38" text:anchor-type="as-char" svg:width="4.4307in" svg:height="0.639in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6"/>
      <text:p text:style-name="P6"><text:s/><draw:frame draw:style-name="fr1" draw:name="Object39" text:anchor-type="as-char" svg:width="4.0366in" svg:height="0.639in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6"/>
      <text:p text:style-name="P6"><text:s/><draw:frame draw:style-name="fr1" draw:name="Object40" text:anchor-type="as-char" svg:width="4.0244in" svg:height="0.639in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6"><text:s/></text:p>
      <text:p text:style-name="P6"><text:s/><draw:frame draw:style-name="fr1" draw:name="Object41" text:anchor-type="as-char" svg:width="3.7717in" svg:height="0.639in" draw:z-index="5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"/>
      <text:p text:style-name="P6"><text:s/><draw:frame draw:style-name="fr1" draw:name="Object42" text:anchor-type="as-char" svg:width="4.2484in" svg:height="0.639in" draw:z-index="5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6"/>
      <text:p text:style-name="P6"><text:s/><draw:frame draw:style-name="fr1" draw:name="Object43" text:anchor-type="as-char" svg:width="3.3728in" svg:height="0.639in" draw:z-index="5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6"/>
      <text:p text:style-name="P6"><text:s/><draw:frame draw:style-name="fr1" draw:name="Object44" text:anchor-type="as-char" svg:width="4.3189in" svg:height="0.639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"/>
      <text:p text:style-name="P6"><text:s/><draw:frame draw:style-name="fr1" draw:name="Object45" text:anchor-type="as-char" svg:width="3.9366in" svg:height="0.639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6"/>
      <text:p text:style-name="P6"><text:s/><draw:frame draw:style-name="fr1" draw:name="Object46" text:anchor-type="as-char" svg:width="4.3925in" svg:height="0.639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6"/>
      <text:p text:style-name="P6"><text:soft-page-break/><text:s/><draw:frame draw:style-name="fr1" draw:name="Object47" text:anchor-type="as-char" svg:width="3.8201in" svg:height="0.639in" draw:z-index="5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6"/>
      <text:p text:style-name="P6"><text:s/><draw:frame draw:style-name="fr1" draw:name="Object48" text:anchor-type="as-char" svg:width="2.902in" svg:height="0.8571in" draw:z-index="5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6"/>
      <text:p text:style-name="P6"><draw:frame draw:style-name="fr1" draw:name="Object49" text:anchor-type="as-char" svg:width="2.8201in" svg:height="0.9465in" draw:z-index="5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6"/>
      <text:p text:style-name="P5"><draw:frame draw:style-name="fr1" text:anchor-type="as-char" svg:width="1.4217in" svg:height="0.8807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text:span text:style-name="T1"><text:tab/></text:span><text:span text:style-name="T2">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3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7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Saputra | ALJABAR LINEAR SM4 22MAR2022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2-03-22T02:00:19.098187148</dc:date>
    <meta:editing-duration>PT28M29S</meta:editing-duration>
    <meta:editing-cycles>22</meta:editing-cycles>
    <meta:document-statistic meta:table-count="0" meta:image-count="0" meta:object-count="50" meta:page-count="4" meta:paragraph-count="57" meta:word-count="7" meta:character-count="234" meta:non-whitespace-character-count="10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446</mn>
              </mtd>
            </mtr>
            <mtr>
              <mtd>
                <mrow>
                  <mi>−</mi>
                  <mn>510</mn>
                </mrow>
              </mtd>
            </mtr>
            <mtr>
              <mtd>
                <mrow>
                  <mi>−</mi>
                  <mn>3.373</mn>
                </mrow>
              </mtd>
            </mtr>
            <mtr>
              <mtd>
                <mrow>
                  <mi>−</mi>
                  <mn>351</mn>
                </mrow>
              </mtd>
            </mtr>
          </mtable>
        </mrow>
        <mo fence="true" form="postfix" stretchy="true">]</mo>
      </mrow>
      <mtable>
        <mtr>
          <mtd>
            <mrow>
              <msub>
                <mi>x</mi>
                <mn>1</mn>
              </msub>
              <mo stretchy="false">=</mo>
              <mn>446</mn>
            </mrow>
          </mtd>
        </mtr>
        <mtr>
          <mtd>
            <mrow>
              <mrow>
                <msub>
                  <mi>x</mi>
                  <mn>2</mn>
                </msub>
                <mo stretchy="false">=</mo>
                <mi>−</mi>
              </mrow>
              <mn>510</mn>
            </mrow>
          </mtd>
        </mtr>
        <mtr>
          <mtd>
            <mrow>
              <mrow>
                <msub>
                  <mi>x</mi>
                  <mn>3</mn>
                </msub>
                <mo stretchy="false">=</mo>
                <mi>−</mi>
              </mrow>
              <mn>3.373</mn>
            </mrow>
          </mtd>
        </mtr>
        <mtr>
          <mtd>
            <mrow>
              <mrow>
                <msub>
                  <mi>x</mi>
                  <mn>4</mn>
                </msub>
                <mo stretchy="false">=</mo>
                <mi>−</mi>
              </mrow>
              <mn>351</mn>
            </mrow>
          </mtd>
        </mtr>
      </mtable>
    </mrow>
    <annotation encoding="StarMath 5.0">left [matrix {446 ## − 510 ## − 3.373 ## − 351} right ] matrix {{x} rsub {1} = 446 ## {x} rsub {2} = − 510 ## {x} rsub {3} = − 3.373 ## {x} rsub {4} = − 351}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11/content.xml><?xml version="1.0" encoding="utf-8"?>
<math xmlns="http://www.w3.org/1998/Math/MathML" display="block">
  <semantics>
    <mrow>
      <mn>2</mn>
      <mrow>
        <mi>x</mi>
        <mo stretchy="false">+</mo>
        <mn>4</mn>
      </mrow>
      <mrow>
        <mi>y</mi>
        <mo stretchy="false">+</mo>
        <mn>3</mn>
      </mrow>
      <mrow>
        <mi>z</mi>
        <mo stretchy="false">=</mo>
        <mn>1</mn>
      </mrow>
    </mrow>
    <annotation encoding="StarMath 5.0">2 x + 4 y + 3 z = 1</annotation>
  </semantics>
</math>
</file>

<file path=Object 12/content.xml><?xml version="1.0" encoding="utf-8"?>
<math xmlns="http://www.w3.org/1998/Math/MathML" display="block">
  <semantics>
    <mrow>
      <mn>3</mn>
      <mrow>
        <mi>x</mi>
        <mo stretchy="false">+</mo>
        <mn>6</mn>
      </mrow>
      <mi>y</mi>
      <mi>−</mi>
      <mn>5</mn>
      <mrow>
        <mi>z</mi>
        <mo stretchy="false">=</mo>
        <mn>0</mn>
      </mrow>
    </mrow>
    <annotation encoding="StarMath 5.0">3 x + 6 y − 5 z = 0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4</mn>
                </mtd>
                <mtd>
                  <mn>3</mn>
                </mtd>
              </mtr>
              <mtr>
                <mtd>
                  <mn>3</mn>
                </mtd>
                <mtd>
                  <mn>6</mn>
                </mtd>
                <mtd>
                  <mrow>
                    <mi>−</mi>
                    <mn>5</mn>
                  </mrow>
                </mtd>
              </mtr>
            </mtable>
          </mrow>
          <mo fence="true" form="postfix" stretchy="true">]</mo>
        </mrow>
      </mrow>
      <mrow>
        <mi>B</mi>
        <mo stretchy="false">=</mo>
        <mrow>
          <mo fence="true" form="prefix" stretchy="true">[</mo>
          <mrow>
            <mtable>
              <mtr>
                <mtd>
                  <mn>9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A = left [matrix {1 # 1 # 2 ## 2 # 4 # 3 ## 3 # 6 # − 5} right ] B = left [matrix {9 ## 1 ## 0} right ]</annotation>
  </semantics>
</math>
</file>

<file path=Object 14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o fence="true" form="prefix" stretchy="true">[</mo>
          <mrow>
            <mtable>
              <mtr>
                <mtd>
                  <mn>9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4</mn>
                </mtd>
                <mtd>
                  <mn>3</mn>
                </mtd>
              </mtr>
              <mtr>
                <mtd>
                  <mn>0</mn>
                </mtd>
                <mtd>
                  <mn>6</mn>
                </mtd>
                <mtd>
                  <mrow>
                    <mi>−</mi>
                    <mn>5</mn>
                  </mrow>
                </mtd>
              </mtr>
            </mtable>
          </mrow>
          <mo fence="true" form="postfix" stretchy="true">]</mo>
        </mrow>
      </mrow>
      <mrow>
        <msub>
          <mi>A</mi>
          <mn>2</mn>
        </msub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9</mn>
                </mtd>
                <mtd>
                  <mn>2</mn>
                </mtd>
              </mtr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3</mn>
                </mtd>
                <mtd>
                  <mn>0</mn>
                </mtd>
                <mtd>
                  <mrow>
                    <mi>−</mi>
                    <mn>5</mn>
                  </mrow>
                </mtd>
              </mtr>
            </mtable>
          </mrow>
          <mo fence="true" form="postfix" stretchy="true">]</mo>
        </mrow>
      </mrow>
      <mrow>
        <msub>
          <mi>A</mi>
          <mn>3</mn>
        </msub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9</mn>
                </mtd>
              </mtr>
              <mtr>
                <mtd>
                  <mn>2</mn>
                </mtd>
                <mtd>
                  <mn>4</mn>
                </mtd>
                <mtd>
                  <mn>1</mn>
                </mtd>
              </mtr>
              <mtr>
                <mtd>
                  <mn>3</mn>
                </mtd>
                <mtd>
                  <mn>6</mn>
                </mtd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{A} rsub {1} = left [matrix {9 # 1 # 2 ## 1 # 4 # 3 ## 0 # 6 # − 5} right ] {A} rsub {2} = left [matrix {1 # 9 # 2 ## 2 # 1 # 3 ## 3 # 0 # − 5} right ] {A} rsub {3} = left [matrix {1 # 1 # 9 ## 2 # 4 # 1 ## 3 # 6 # 0} right ]</annotation>
  </semantics>
</math>
</file>

<file path=Object 15/content.xml><?xml version="1.0" encoding="utf-8"?>
<math xmlns="http://www.w3.org/1998/Math/MathML" display="block">
  <semantics>
    <mrow>
      <mi mathvariant="italic">det</mi>
      <mrow>
        <mrow>
          <mo fence="true" form="prefix" stretchy="true">(</mo>
          <mrow>
            <mi>A</mi>
          </mrow>
          <mo fence="true" form="postfix" stretchy="true">)</mo>
        </mrow>
        <mo stretchy="false">=</mo>
        <mn>1</mn>
      </mrow>
      <msup>
        <mrow>
          <mo fence="true" form="prefix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6</mn>
                </mtd>
                <mtd>
                  <mn>5</mn>
                </mtd>
              </mtr>
            </mtable>
          </mrow>
          <mo fence="true" form="postfix" stretchy="true">]</mo>
        </mrow>
        <mrow>
          <mi>−</mi>
          <mn>1</mn>
        </mrow>
      </msup>
      <msup>
        <mrow>
          <mo fence="true" form="prefix" stretchy="true">[</mo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n>3</mn>
                </mtd>
                <mtd>
                  <mn>5</mn>
                </mtd>
              </mtr>
            </mtable>
          </mrow>
          <mo fence="true" form="postfix" stretchy="true">]</mo>
        </mrow>
        <mn>2</mn>
      </msup>
      <mrow>
        <mo fence="true" form="prefix" stretchy="true">[</mo>
        <mrow>
          <mtable>
            <mtr>
              <mtd>
                <mn>2</mn>
              </mtd>
              <mtd>
                <mn>4</mn>
              </mtd>
            </mtr>
            <mtr>
              <mtd>
                <mn>3</mn>
              </mtd>
              <mtd>
                <mn>6</mn>
              </mtd>
            </mtr>
          </mtable>
        </mrow>
        <mo fence="true" form="postfix" stretchy="true">]</mo>
      </mrow>
    </mrow>
    <annotation encoding="StarMath 5.0">det left (A right ) = 1 {left [matrix {4 # 3 ## 6 # 5} right ]} ^ {− 1} {left [matrix {2 # 3 ## 3 # 5} right ]} ^ {2} left [matrix {2 # 4 ## 3 # 6} right ]</annotation>
  </semantics>
</math>
</file>

<file path=Object 16/content.xml><?xml version="1.0" encoding="utf-8"?>
<math xmlns="http://www.w3.org/1998/Math/MathML" display="block">
  <semantics>
    <mrow>
      <mn>1</mn>
      <mrow>
        <mo fence="true" form="prefix" stretchy="true">(</mo>
        <mrow>
          <mrow>
            <mn>9</mn>
            <mi>−</mi>
            <mn>18</mn>
          </mrow>
        </mrow>
        <mo fence="true" form="postfix" stretchy="true">)</mo>
      </mrow>
      <mi>−</mi>
      <mn>1</mn>
      <mrow>
        <mrow>
          <mo fence="true" form="prefix" stretchy="true">(</mo>
          <mrow>
            <mrow>
              <mn>10</mn>
              <mi>−</mi>
              <mn>9</mn>
            </mrow>
          </mrow>
          <mo fence="true" form="postfix" stretchy="true">)</mo>
        </mrow>
        <mo stretchy="false">+</mo>
        <mn>2</mn>
      </mrow>
      <mrow>
        <mrow>
          <mo fence="true" form="prefix" stretchy="true">(</mo>
          <mrow>
            <mrow>
              <mn>12</mn>
              <mi>−</mi>
              <mn>12</mn>
            </mrow>
          </mrow>
          <mo fence="true" form="postfix" stretchy="true">)</mo>
        </mrow>
        <mo stretchy="false">=</mo>
        <mi>−</mi>
      </mrow>
      <mn>9</mn>
      <mi>−</mi>
      <mrow>
        <mrow>
          <mn>1</mn>
          <mo stretchy="false">+</mo>
          <mn>0</mn>
        </mrow>
        <mo stretchy="false">=</mo>
        <mi>−</mi>
      </mrow>
      <mn>10</mn>
    </mrow>
    <annotation encoding="StarMath 5.0">1 left (9 − 18 right ) − 1 left (10 − 9 right ) + 2 left (12 − 12 right ) = − 9 − 1 + 0 = − 10</annotation>
  </semantics>
</math>
</file>

<file path=Object 17/content.xml><?xml version="1.0" encoding="utf-8"?>
<math xmlns="http://www.w3.org/1998/Math/MathML" display="block">
  <semantics>
    <mrow>
      <mi mathvariant="italic">det</mi>
      <mrow>
        <mrow>
          <mo fence="true" form="prefix" stretchy="true">(</mo>
          <mrow>
            <msub>
              <mi>A</mi>
              <mn>1</mn>
            </msub>
          </mrow>
          <mo fence="true" form="postfix" stretchy="true">)</mo>
        </mrow>
        <mo stretchy="false">=</mo>
        <mn>9</mn>
      </mrow>
      <mrow>
        <mo fence="true" form="prefix" stretchy="true">[</mo>
        <mrow>
          <mtable>
            <mtr>
              <mtd>
                <mn>4</mn>
              </mtd>
              <mtd>
                <mn>3</mn>
              </mtd>
            </mtr>
            <mtr>
              <mtd>
                <mn>6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  <mi>−</mi>
      <mn>1</mn>
      <mrow>
        <mrow>
          <mo fence="true" form="prefix" stretchy="true">[</mo>
          <mrow>
            <mtable>
              <mtr>
                <mtd>
                  <mn>1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i>−</mi>
                    <mn>5</mn>
                  </mrow>
                </mtd>
              </mtr>
            </mtable>
          </mrow>
          <mo fence="true" form="postfix" stretchy="true">]</mo>
        </mrow>
        <mo stretchy="false">+</mo>
        <mn>2</mn>
      </mrow>
      <mrow>
        <mo fence="true" form="prefix" stretchy="true">[</mo>
        <mrow>
          <mtable>
            <mtr>
              <mtd>
                <mn>1</mn>
              </mtd>
              <mtd>
                <mn>4</mn>
              </mtd>
            </mtr>
            <mtr>
              <mtd>
                <mn>0</mn>
              </mtd>
              <mtd>
                <mn>6</mn>
              </mtd>
            </mtr>
          </mtable>
        </mrow>
        <mo fence="true" form="postfix" stretchy="true">]</mo>
      </mrow>
    </mrow>
    <annotation encoding="StarMath 5.0">det left ({A} rsub {1} right ) = 9 left [matrix {4 # 3 ## 6 # − 5} right ] − 1 left [matrix {1 # 3 ## 0 # − 5} right ] + 2 left [matrix {1 # 4 ## 0 # 6} right ]</annotation>
  </semantics>
</math>
</file>

<file path=Object 18/content.xml><?xml version="1.0" encoding="utf-8"?>
<math xmlns="http://www.w3.org/1998/Math/MathML" display="block">
  <semantics>
    <mrow>
      <mn>9</mn>
      <mrow>
        <mo fence="true" form="prefix" stretchy="true">(</mo>
        <mrow>
          <mrow>
            <mi>−</mi>
            <mn>20</mn>
            <mi>−</mi>
            <mn>18</mn>
          </mrow>
        </mrow>
        <mo fence="true" form="postfix" stretchy="true">)</mo>
      </mrow>
      <mi>−</mi>
      <mn>1</mn>
      <mrow>
        <mrow>
          <mo fence="true" form="prefix" stretchy="true">(</mo>
          <mrow>
            <mrow>
              <mi>−</mi>
              <mn>5</mn>
              <mi>−</mi>
              <mn>0</mn>
            </mrow>
          </mrow>
          <mo fence="true" form="postfix" stretchy="true">)</mo>
        </mrow>
        <mo stretchy="false">+</mo>
        <mn>2</mn>
      </mrow>
      <mrow>
        <mrow>
          <mo fence="true" form="prefix" stretchy="true">(</mo>
          <mrow>
            <mrow>
              <mn>6</mn>
              <mi>−</mi>
              <mn>0</mn>
            </mrow>
          </mrow>
          <mo fence="true" form="postfix" stretchy="true">)</mo>
        </mrow>
        <mo stretchy="false">=</mo>
        <mi>−</mi>
      </mrow>
      <mn>325</mn>
    </mrow>
    <annotation encoding="StarMath 5.0">9 left (− 20 − 18 right ) − 1 left (− 5 − 0 right ) + 2 left (6 − 0 right ) = − 325</annotation>
  </semantics>
</math>
</file>

<file path=Object 19/content.xml><?xml version="1.0" encoding="utf-8"?>
<math xmlns="http://www.w3.org/1998/Math/MathML" display="block">
  <semantics>
    <mrow>
      <mi mathvariant="italic">det</mi>
      <mrow>
        <mrow>
          <mo fence="true" form="prefix" stretchy="true">(</mo>
          <mrow>
            <msub>
              <mi>A</mi>
              <mn>2</mn>
            </msub>
          </mrow>
          <mo fence="true" form="postfix" stretchy="true">)</mo>
        </mrow>
        <mo stretchy="false">=</mo>
        <mn>1</mn>
      </mrow>
      <mrow>
        <mo fence="true" form="prefix" stretchy="true">[</mo>
        <mrow>
          <mtable>
            <mtr>
              <mtd>
                <mn>1</mn>
              </mtd>
              <mtd>
                <mn>3</mn>
              </mtd>
            </mtr>
            <mtr>
              <mtd>
                <mn>0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  <mi>−</mi>
      <mn>9</mn>
      <mrow>
        <mrow>
          <mo fence="true" form="prefix" stretchy="true">[</mo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n>3</mn>
                </mtd>
                <mtd>
                  <mrow>
                    <mi>−</mi>
                    <mn>5</mn>
                  </mrow>
                </mtd>
              </mtr>
            </mtable>
          </mrow>
          <mo fence="true" form="postfix" stretchy="true">]</mo>
        </mrow>
        <mo stretchy="false">+</mo>
        <mn>2</mn>
      </mrow>
      <mrow>
        <mo fence="true" form="prefix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form="postfix" stretchy="true">]</mo>
      </mrow>
    </mrow>
    <annotation encoding="StarMath 5.0">det left ({A} rsub {2} right ) = 1 left [matrix {1 # 3 ## 0 # − 5} right ] − 9 left [matrix {2 # 3 ## 3 # − 5} right ] + 2 left [matrix {3 # 1 ## 3 # 0} right ]</annotation>
  </semantics>
</math>
</file>

<file path=Object 2/content.xml><?xml version="1.0" encoding="utf-8"?>
<math xmlns="http://www.w3.org/1998/Math/MathML" display="block">
  <semantics>
    <mrow>
      <mn>2</mn>
      <mrow>
        <mrow>
          <mi>x</mi>
          <mo stretchy="false">+</mo>
          <mi>y</mi>
        </mrow>
        <mo stretchy="false">=</mo>
        <mi>−</mi>
      </mrow>
      <mn>5</mn>
    </mrow>
    <annotation encoding="StarMath 5.0">2 x + y = − 5</annotation>
  </semantics>
</math>
</file>

<file path=Object 20/content.xml><?xml version="1.0" encoding="utf-8"?>
<math xmlns="http://www.w3.org/1998/Math/MathML" display="block">
  <semantics>
    <mrow>
      <mn>1</mn>
      <mrow>
        <mo fence="true" form="prefix" stretchy="true">(</mo>
        <mrow>
          <mrow>
            <mi>−</mi>
            <mn>5</mn>
            <mi>−</mi>
            <mn>0</mn>
          </mrow>
        </mrow>
        <mo fence="true" form="postfix" stretchy="true">)</mo>
      </mrow>
      <mi>−</mi>
      <mn>9</mn>
      <mrow>
        <mrow>
          <mo fence="true" form="prefix" stretchy="true">(</mo>
          <mrow>
            <mrow>
              <mi>−</mi>
              <mn>10</mn>
              <mi>−</mi>
              <mn>9</mn>
            </mrow>
          </mrow>
          <mo fence="true" form="postfix" stretchy="true">)</mo>
        </mrow>
        <mo stretchy="false">+</mo>
        <mn>2</mn>
      </mrow>
      <mrow>
        <mrow>
          <mo fence="true" form="prefix" stretchy="true">(</mo>
          <mrow>
            <mrow>
              <mn>0</mn>
              <mi>−</mi>
              <mn>3</mn>
            </mrow>
          </mrow>
          <mo fence="true" form="postfix" stretchy="true">)</mo>
        </mrow>
        <mo stretchy="false">=</mo>
        <mn>160</mn>
      </mrow>
    </mrow>
    <annotation encoding="StarMath 5.0">1 left (− 5 − 0 right ) − 9 left (− 10 − 9 right ) + 2 left (0 − 3 right ) = 160</annotation>
  </semantics>
</math>
</file>

<file path=Object 21/content.xml><?xml version="1.0" encoding="utf-8"?>
<math xmlns="http://www.w3.org/1998/Math/MathML" display="block">
  <semantics>
    <mrow>
      <mi mathvariant="italic">det</mi>
      <mrow>
        <mrow>
          <mo fence="true" form="prefix" stretchy="true">(</mo>
          <mrow>
            <msub>
              <mi>A</mi>
              <mn>3</mn>
            </msub>
          </mrow>
          <mo fence="true" form="postfix" stretchy="true">)</mo>
        </mrow>
        <mo stretchy="false">=</mo>
        <mn>1</mn>
      </mrow>
      <mrow>
        <mo fence="true" form="prefix" stretchy="true">[</mo>
        <mrow>
          <mtable>
            <mtr>
              <mtd>
                <mn>4</mn>
              </mtd>
              <mtd>
                <mn>1</mn>
              </mtd>
            </mtr>
            <mtr>
              <mtd>
                <mn>6</mn>
              </mtd>
              <mtd>
                <mn>0</mn>
              </mtd>
            </mtr>
          </mtable>
        </mrow>
        <mo fence="true" form="postfix" stretchy="true">]</mo>
      </mrow>
      <mi>−</mi>
      <mn>1</mn>
      <mrow>
        <mrow>
          <mo fence="true" form="prefix" stretchy="true">[</mo>
          <mrow>
            <mtable>
              <mtr>
                <mtd>
                  <mn>2</mn>
                </mtd>
                <mtd>
                  <mn>1</mn>
                </mtd>
              </mtr>
              <mtr>
                <mtd>
                  <mn>3</mn>
                </mtd>
                <mtd>
                  <mn>0</mn>
                </mtd>
              </mtr>
            </mtable>
          </mrow>
          <mo fence="true" form="postfix" stretchy="true">]</mo>
        </mrow>
        <mo stretchy="false">+</mo>
        <mn>9</mn>
      </mrow>
      <mrow>
        <mo fence="true" form="prefix" stretchy="true">[</mo>
        <mrow>
          <mtable>
            <mtr>
              <mtd>
                <mn>2</mn>
              </mtd>
              <mtd>
                <mn>4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form="postfix" stretchy="true">]</mo>
      </mrow>
    </mrow>
    <annotation encoding="StarMath 5.0">det left ({A} rsub {3} right ) = 1 left [matrix {4 # 1 ## 6 # 0} right ] − 1 left [matrix {2 # 1 ## 3 # 0} right ] + 9 left [matrix {2 # 4 ## 3 # 0} right ]</annotation>
  </semantics>
</math>
</file>

<file path=Object 22/content.xml><?xml version="1.0" encoding="utf-8"?>
<math xmlns="http://www.w3.org/1998/Math/MathML" display="block">
  <semantics>
    <mrow>
      <mn>1</mn>
      <mrow>
        <mo fence="true" form="prefix" stretchy="true">(</mo>
        <mrow>
          <mrow>
            <mn>0</mn>
            <mi>−</mi>
            <mn>6</mn>
          </mrow>
        </mrow>
        <mo fence="true" form="postfix" stretchy="true">)</mo>
      </mrow>
      <mi>−</mi>
      <mn>1</mn>
      <mrow>
        <mrow>
          <mo fence="true" form="prefix" stretchy="true">(</mo>
          <mrow>
            <mrow>
              <mn>0</mn>
              <mi>−</mi>
              <mn>3</mn>
            </mrow>
          </mrow>
          <mo fence="true" form="postfix" stretchy="true">)</mo>
        </mrow>
        <mo stretchy="false">+</mo>
        <mn>9</mn>
      </mrow>
      <mrow>
        <mrow>
          <mo fence="true" form="prefix" stretchy="true">(</mo>
          <mrow>
            <mrow>
              <mn>0</mn>
              <mi>−</mi>
              <mn>12</mn>
            </mrow>
          </mrow>
          <mo fence="true" form="postfix" stretchy="true">)</mo>
        </mrow>
        <mo stretchy="false">=</mo>
        <mi>−</mi>
      </mrow>
      <mn>111</mn>
    </mrow>
    <annotation encoding="StarMath 5.0">1 left (0 − 6 right ) − 1 left (0 − 3 right ) + 9 left (0 − 12 right ) = − 111</annotation>
  </semantics>
</math>
</file>

<file path=Object 23/content.xml><?xml version="1.0" encoding="utf-8"?>
<math xmlns="http://www.w3.org/1998/Math/MathML" display="block">
  <semantics>
    <mrow>
      <mi>x</mi>
      <mo stretchy="false">=</mo>
      <mfrac>
        <mrow>
          <mi mathvariant="italic">det</mi>
          <mrow>
            <mo fence="true" form="prefix" stretchy="true">(</mo>
            <mrow>
              <msub>
                <mi>A</mi>
                <mn>1</mn>
              </msub>
            </mrow>
            <mo fence="true" form="postfix" stretchy="true">)</mo>
          </mrow>
        </mrow>
        <mrow>
          <mi mathvariant="italic">det</mi>
          <mrow>
            <mo fence="true" form="prefix" stretchy="true">(</mo>
            <mrow>
              <mi>A</mi>
            </mrow>
            <mo fence="true" form="postfix" stretchy="true">)</mo>
          </mrow>
        </mrow>
      </mfrac>
      <mo stretchy="false">=</mo>
      <mfrac>
        <mrow>
          <mi>−</mi>
          <mn>325</mn>
        </mrow>
        <mrow>
          <mi>−</mi>
          <mn>10</mn>
        </mrow>
      </mfrac>
      <mo stretchy="false">=</mo>
      <mn>32,5</mn>
    </mrow>
    <annotation encoding="StarMath 5.0">x = {det left ({A} rsub {1} right )} over {det left (A right )} = {− 325} over {− 10} = 32,5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i mathvariant="italic">det</mi>
            <mrow>
              <mo fence="true" form="prefix" stretchy="true">(</mo>
              <mrow>
                <msub>
                  <mi>A</mi>
                  <mn>2</mn>
                </msub>
              </mrow>
              <mo fence="true" form="postfix" stretchy="true">)</mo>
            </mrow>
          </mrow>
          <mrow>
            <mi mathvariant="italic">det</mi>
            <mrow>
              <mo fence="true" form="prefix" stretchy="true">(</mo>
              <mrow>
                <mi>A</mi>
              </mrow>
              <mo fence="true" form="postfix" stretchy="true">)</mo>
            </mrow>
          </mrow>
        </mfrac>
        <mo stretchy="false">=</mo>
        <mfrac>
          <mn>160</mn>
          <mrow>
            <mi>−</mi>
            <mn>10</mn>
          </mrow>
        </mfrac>
        <mo stretchy="false">=</mo>
        <mi>−</mi>
      </mrow>
      <mn>16</mn>
    </mrow>
    <annotation encoding="StarMath 5.0">y = {det left ({A} rsub {2} right )} over {det left (A right )} = {160} over {− 10} = − 16</annotation>
  </semantics>
</math>
</file>

<file path=Object 25/content.xml><?xml version="1.0" encoding="utf-8"?>
<math xmlns="http://www.w3.org/1998/Math/MathML" display="block">
  <semantics>
    <mrow>
      <mi>z</mi>
      <mo stretchy="false">=</mo>
      <mfrac>
        <mrow>
          <mi mathvariant="italic">det</mi>
          <mrow>
            <mo fence="true" form="prefix" stretchy="true">(</mo>
            <mrow>
              <msub>
                <mi>A</mi>
                <mn>3</mn>
              </msub>
            </mrow>
            <mo fence="true" form="postfix" stretchy="true">)</mo>
          </mrow>
        </mrow>
        <mrow>
          <mi mathvariant="italic">det</mi>
          <mrow>
            <mo fence="true" form="prefix" stretchy="true">(</mo>
            <mrow>
              <mi>A</mi>
            </mrow>
            <mo fence="true" form="postfix" stretchy="true">)</mo>
          </mrow>
        </mrow>
      </mfrac>
      <mo stretchy="false">=</mo>
      <mfrac>
        <mrow>
          <mi>−</mi>
          <mn>111</mn>
        </mrow>
        <mrow>
          <mi>−</mi>
          <mn>10</mn>
        </mrow>
      </mfrac>
      <mo stretchy="false">=</mo>
      <mn>11,1</mn>
    </mrow>
    <annotation encoding="StarMath 5.0">z = {det left ({A} rsub {3} right )} over {det left (A right )} = {− 111} over {− 10} = 11,1</annotation>
  </semantics>
</math>
</file>

<file path=Object 26/content.xml><?xml version="1.0" encoding="utf-8"?>
<math xmlns="http://www.w3.org/1998/Math/MathML" display="block">
  <semantics>
    <mrow>
      <mi mathvariant="italic">jadi</mi>
      <mrow>
        <mi>x</mi>
        <mo stretchy="false">=</mo>
        <mn>32.5</mn>
      </mrow>
      <mi>,</mi>
      <mrow>
        <mi>y</mi>
        <mo stretchy="false">=</mo>
        <mi>−</mi>
      </mrow>
      <mn>16</mn>
      <mi>,</mi>
      <mrow>
        <mi>z</mi>
        <mo stretchy="false">=</mo>
        <mn>11.1</mn>
      </mrow>
    </mrow>
    <annotation encoding="StarMath 5.0">jadi x = 32.5 , y = − 16 , z = 11.1</annotation>
  </semantics>
</math>
</file>

<file path=Object 27/content.xml><?xml version="1.0" encoding="utf-8"?>
<math xmlns="http://www.w3.org/1998/Math/MathML" display="block">
  <semantics>
    <mrow>
      <mn>5</mn>
      <mrow>
        <msub>
          <mi>x</mi>
          <mn>1</mn>
        </msub>
        <mo stretchy="false">+</mo>
        <mn>2</mn>
      </mrow>
      <mrow>
        <msub>
          <mi>x</mi>
          <mn>2</mn>
        </msub>
        <mo stretchy="false">+</mo>
        <mn>10</mn>
      </mrow>
      <mrow>
        <msub>
          <mi>x</mi>
          <mn>4</mn>
        </msub>
        <mo stretchy="false">+</mo>
        <mn>16</mn>
      </mrow>
      <mrow>
        <msub>
          <mi>x</mi>
          <mn>4</mn>
        </msub>
        <mo stretchy="false">=</mo>
        <mn>16</mn>
      </mrow>
    </mrow>
    <annotation encoding="StarMath 5.0">5 {x} rsub {1} + 2 {x} rsub {2} + 10 {x} rsub {4} + 16 {x} rsub {4} = 16</annotation>
  </semantics>
</math>
</file>

<file path=Object 28/content.xml><?xml version="1.0" encoding="utf-8"?>
<math xmlns="http://www.w3.org/1998/Math/MathML" display="block">
  <semantics>
    <mrow>
      <mn>3</mn>
      <mrow>
        <msub>
          <mi>x</mi>
          <mn>1</mn>
        </msub>
        <mo stretchy="false">+</mo>
        <msub>
          <mi>x</mi>
          <mn>2</mn>
        </msub>
        <mo stretchy="false">+</mo>
        <mn>2</mn>
      </mrow>
      <mrow>
        <msub>
          <mi>x</mi>
          <mn>4</mn>
        </msub>
        <mo stretchy="false">=</mo>
        <mn>4</mn>
      </mrow>
    </mrow>
    <annotation encoding="StarMath 5.0">3 {x} rsub {1} + {x} rsub {2} + 2 {x} rsub {4} = 4</annotation>
  </semantics>
</math>
</file>

<file path=Object 29/content.xml><?xml version="1.0" encoding="utf-8"?>
<math xmlns="http://www.w3.org/1998/Math/MathML" display="block">
  <semantics>
    <mrow>
      <mn>3</mn>
      <mrow>
        <msub>
          <mi>x</mi>
          <mn>1</mn>
        </msub>
        <mo stretchy="false">+</mo>
        <msub>
          <mi>x</mi>
          <mn>2</mn>
        </msub>
      </mrow>
      <mi>−</mi>
      <mn>9</mn>
      <msub>
        <mi>x</mi>
        <mn>3</mn>
      </msub>
      <mi>−</mi>
      <mn>19</mn>
      <mrow>
        <msub>
          <mi>x</mi>
          <mn>4</mn>
        </msub>
        <mo stretchy="false">=</mo>
        <mi>−</mi>
      </mrow>
      <mn>4</mn>
    </mrow>
    <annotation encoding="StarMath 5.0">3 {x} rsub {1} + {x} rsub {2} − 9 {x} rsub {3} − 19 {x} rsub {4} = − 4</annotation>
  </semantics>
</math>
</file>

<file path=Object 3/content.xml><?xml version="1.0" encoding="utf-8"?>
<math xmlns="http://www.w3.org/1998/Math/MathML" display="block">
  <semantics>
    <mrow>
      <mi>−</mi>
      <mn>3</mn>
      <mi>x</mi>
      <mi>−</mi>
      <mn>2</mn>
      <mrow>
        <mi>y</mi>
        <mo stretchy="false">=</mo>
        <mn>12</mn>
      </mrow>
    </mrow>
    <annotation encoding="StarMath 5.0">− 3 x − 2 y = 12</annotation>
  </semantics>
</math>
</file>

<file path=Object 30/content.xml><?xml version="1.0" encoding="utf-8"?>
<math xmlns="http://www.w3.org/1998/Math/MathML" display="block">
  <semantics>
    <mrow>
      <mn>4</mn>
      <mrow>
        <msub>
          <mi>x</mi>
          <mn>1</mn>
        </msub>
        <mo stretchy="false">+</mo>
        <msub>
          <mi>x</mi>
          <mn>2</mn>
        </msub>
      </mrow>
      <mi>−</mi>
      <mn>3</mn>
      <mrow>
        <msub>
          <mi>x</mi>
          <mn>4</mn>
        </msub>
        <mo stretchy="false">=</mo>
        <mn>5</mn>
      </mrow>
    </mrow>
    <annotation encoding="StarMath 5.0">4 {x} rsub {1} + {x} rsub {2} − 3 {x} rsub {4} = 5</annotation>
  </semantics>
</math>
</file>

<file path=Object 3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5</mn>
              </mtd>
              <mtd>
                <mn>2</mn>
              </mtd>
              <mtd>
                <mn>10</mn>
              </mtd>
              <mtd>
                <mn>16</mn>
              </mtd>
            </mtr>
            <mtr>
              <mtd>
                <mn>3</mn>
              </mtd>
              <mtd>
                <mn>1</mn>
              </mtd>
              <mtd>
                <mn>0</mn>
              </mtd>
              <mtd>
                <mrow>
                  <mi>−</mi>
                  <mn>2</mn>
                </mrow>
              </mtd>
            </mtr>
            <mtr>
              <mtd>
                <mn>3</mn>
              </mtd>
              <mtd>
                <mn>1</mn>
              </mtd>
              <mtd>
                <mrow>
                  <mi>−</mi>
                  <mn>9</mn>
                </mrow>
              </mtd>
              <mtd>
                <mrow>
                  <mi>−</mi>
                  <mn>19</mn>
                </mrow>
              </mtd>
            </mtr>
            <mtr>
              <mtd>
                <mn>4</mn>
              </mtd>
              <mtd>
                <mn>1</mn>
              </mtd>
              <mtd>
                <mn>0</mn>
              </mtd>
              <mtd>
                <mrow>
                  <mi>−</mi>
                  <mn>3</mn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16</mn>
                </mtd>
              </mtr>
              <mtr>
                <mtd>
                  <mn>4</mn>
                </mtd>
              </mtr>
              <mtr>
                <mtd>
                  <mrow>
                    <mi>−</mi>
                    <mn>4</mn>
                  </mrow>
                </mtd>
              </mtr>
              <mtr>
                <mtd>
                  <mn>5</mn>
                </mtd>
              </mtr>
            </mtable>
          </mrow>
          <mo fence="true" form="postfix" stretchy="true">]</mo>
        </mrow>
      </mrow>
    </mrow>
    <annotation encoding="StarMath 5.0">left [matrix {5 # 2 # 10 # 16 ## 3 # 1 # 0 # − 2 ## 3 # 1 # − 9 # − 19 ## 4 # 1 # 0 # − 3} right ] left [matrix {{x} rsub {1} ## {x} rsub {2} ## {x} rsub {3} ## {x} rsub {4}} right ] = left [matrix {16 ## 4 ## − 4 ## 5} right ]</annotation>
  </semantics>
</math>
</file>

<file path=Object 3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row>
                  <mo stretchy="false">+</mo>
                  <msub>
                    <mi>c</mi>
                    <mn>11</mn>
                  </msub>
                </mrow>
              </mtd>
              <mtd>
                <mrow>
                  <mi>−</mi>
                  <msub>
                    <mi>c</mi>
                    <mn>12</mn>
                  </msub>
                </mrow>
              </mtd>
              <mtd>
                <mrow>
                  <mo stretchy="false">+</mo>
                  <msub>
                    <mi>c</mi>
                    <mn>13</mn>
                  </msub>
                </mrow>
              </mtd>
              <mtd>
                <mrow>
                  <mi>−</mi>
                  <msub>
                    <mi>c</mi>
                    <mn>14</mn>
                  </msub>
                </mrow>
              </mtd>
            </mtr>
            <mtr>
              <mtd>
                <mrow>
                  <mi>−</mi>
                  <msub>
                    <mi>c</mi>
                    <mn>21</mn>
                  </msub>
                </mrow>
              </mtd>
              <mtd>
                <mrow>
                  <mo stretchy="false">+</mo>
                  <msub>
                    <mi>c</mi>
                    <mn>22</mn>
                  </msub>
                </mrow>
              </mtd>
              <mtd>
                <mrow>
                  <mi>−</mi>
                  <msub>
                    <mi>c</mi>
                    <mn>23</mn>
                  </msub>
                </mrow>
              </mtd>
              <mtd>
                <mrow>
                  <mo stretchy="false">+</mo>
                  <msub>
                    <mi>c</mi>
                    <mn>24</mn>
                  </msub>
                </mrow>
              </mtd>
            </mtr>
            <mtr>
              <mtd>
                <mrow>
                  <mo stretchy="false">+</mo>
                  <msub>
                    <mi>c</mi>
                    <mn>31</mn>
                  </msub>
                </mrow>
              </mtd>
              <mtd>
                <mrow>
                  <mi>−</mi>
                  <msub>
                    <mi>c</mi>
                    <mn>32</mn>
                  </msub>
                </mrow>
              </mtd>
              <mtd>
                <mrow>
                  <mo stretchy="false">+</mo>
                  <msub>
                    <mi>c</mi>
                    <mn>33</mn>
                  </msub>
                </mrow>
              </mtd>
              <mtd>
                <mrow>
                  <mi>−</mi>
                  <msub>
                    <mi>c</mi>
                    <mn>34</mn>
                  </msub>
                </mrow>
              </mtd>
            </mtr>
            <mtr>
              <mtd>
                <mrow>
                  <mi>−</mi>
                  <msub>
                    <mi>c</mi>
                    <mn>41</mn>
                  </msub>
                </mrow>
              </mtd>
              <mtd>
                <mrow>
                  <mo stretchy="false">+</mo>
                  <msub>
                    <mi>c</mi>
                    <mn>42</mn>
                  </msub>
                </mrow>
              </mtd>
              <mtd>
                <mrow>
                  <mi>−</mi>
                  <msub>
                    <mi>c</mi>
                    <mn>43</mn>
                  </msub>
                </mrow>
              </mtd>
              <mtd>
                <mrow>
                  <mo stretchy="false">+</mo>
                  <msub>
                    <mi>c</mi>
                    <mn>44</mn>
                  </msub>
                </mrow>
              </mtd>
            </mtr>
          </mtable>
        </mrow>
        <mo fence="true" form="postfix" stretchy="true">]</mo>
      </mrow>
    </mrow>
    <annotation encoding="StarMath 5.0">A = left [matrix {+ {c} rsub {11} # − {c} rsub {12} # + {c} rsub {13} # − {c} rsub {14} ## − {c} rsub {21} # + {c} rsub {22} # − {c} rsub {23} # + {c} rsub {24} ## + {c} rsub {31} # − {c} rsub {32} # + {c} rsub {33} # − {c} rsub {34} ## − {c} rsub {41} # + {c} rsub {42} # − {c} rsub {43} # + {c} rsub {44}} right ]</annotation>
  </semantics>
</math>
</file>

<file path=Object 33/content.xml><?xml version="1.0" encoding="utf-8"?>
<math xmlns="http://www.w3.org/1998/Math/MathML" display="block">
  <semantics>
    <mrow>
      <mrow>
        <mrow>
          <mo stretchy="false">+</mo>
          <msub>
            <mi>c</mi>
            <mn>11</mn>
          </msub>
        </mrow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i>−</mi>
                    <mn>2</mn>
                  </mrow>
                </mtd>
              </mtr>
              <mtr>
                <mtd>
                  <mn>1</mn>
                </mtd>
                <mtd>
                  <mrow>
                    <mi>−</mi>
                    <mn>9</mn>
                  </mrow>
                </mtd>
                <mtd>
                  <mrow>
                    <mi>−</mi>
                    <mn>10</mn>
                  </mrow>
                </mtd>
              </mtr>
              <mtr>
                <mtd>
                  <mn>1</mn>
                </mtd>
                <mtd>
                  <mn>0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3</mn>
                </mtd>
                <mtd>
                  <mrow>
                    <mi>−</mi>
                    <mn>9</mn>
                  </mrow>
                </mtd>
              </mtr>
              <mtr>
                <mtd>
                  <mn>4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n>27</mn>
          <mo stretchy="false">+</mo>
          <mn>0</mn>
          <mo stretchy="false">+</mo>
          <mn>0</mn>
        </mrow>
      </mrow>
      <mi>−</mi>
      <mrow>
        <mrow>
          <mn>0</mn>
          <mo stretchy="false">+</mo>
          <mn>0</mn>
          <mo stretchy="false">+</mo>
          <mn>18</mn>
        </mrow>
        <mo stretchy="false">=</mo>
        <mn>9</mn>
      </mrow>
    </mrow>
    <annotation encoding="StarMath 5.0">+ {c} rsub {11} = left [matrix {1 # 0 # − 2 ## 1 # − 9 # − 10 ## 1 # 0 # − 3} right ] left [matrix {1 # 0 ## 3 # − 9 ## 4 # 0} right ] = 27 + 0 + 0 − 0 + 0 + 18 = 9</annotation>
  </semantics>
</math>
</file>

<file path=Object 34/content.xml><?xml version="1.0" encoding="utf-8"?>
<math xmlns="http://www.w3.org/1998/Math/MathML" display="block">
  <semantics>
    <mrow>
      <mi>−</mi>
      <mrow>
        <msub>
          <mi>c</mi>
          <mn>12</mn>
        </msub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n>0</mn>
                </mtd>
                <mtd>
                  <mrow>
                    <mi>−</mi>
                    <mn>2</mn>
                  </mrow>
                </mtd>
              </mtr>
              <mtr>
                <mtd>
                  <mn>3</mn>
                </mtd>
                <mtd>
                  <mrow>
                    <mi>−</mi>
                    <mn>9</mn>
                  </mrow>
                </mtd>
                <mtd>
                  <mrow>
                    <mi>−</mi>
                    <mn>19</mn>
                  </mrow>
                </mtd>
              </mtr>
              <mtr>
                <mtd>
                  <mn>4</mn>
                </mtd>
                <mtd>
                  <mn>0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3</mn>
                </mtd>
                <mtd>
                  <mn>0</mn>
                </mtd>
              </mtr>
              <mtr>
                <mtd>
                  <mn>3</mn>
                </mtd>
                <mtd>
                  <mrow>
                    <mi>−</mi>
                    <mn>9</mn>
                  </mrow>
                </mtd>
              </mtr>
              <mtr>
                <mtd>
                  <mn>4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81</mn>
              <mo stretchy="false">+</mo>
              <mn>0</mn>
              <mo stretchy="false">+</mo>
              <mn>0</mn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n>0</mn>
              <mo stretchy="false">+</mo>
              <mn>0</mn>
              <mo stretchy="false">+</mo>
              <mn>12</mn>
            </mrow>
          </mrow>
          <mo fence="true" form="postfix" stretchy="true">)</mo>
        </mrow>
        <mo stretchy="false">=</mo>
        <mi>−</mi>
      </mrow>
      <mn>9</mn>
    </mrow>
    <annotation encoding="StarMath 5.0">− {c} rsub {12} = left [matrix {3 # 0 # − 2 ## 3 # − 9 # − 19 ## 4 # 0 # − 3} right ] left [matrix {3 # 0 ## 3 # − 9 ## 4 # 0} right ] = left (81 + 0 + 0 right ) − left (0 + 0 + 12 right ) = − 9</annotation>
  </semantics>
</math>
</file>

<file path=Object 35/content.xml><?xml version="1.0" encoding="utf-8"?>
<math xmlns="http://www.w3.org/1998/Math/MathML" display="block">
  <semantics>
    <mrow>
      <mrow>
        <mrow>
          <mo stretchy="false">+</mo>
          <msub>
            <mi>c</mi>
            <mn>13</mn>
          </msub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n>1</mn>
                </mtd>
                <mtd>
                  <mrow>
                    <mi>−</mi>
                    <mn>2</mn>
                  </mrow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i>−</mi>
                    <mn>19</mn>
                  </mrow>
                </mtd>
              </mtr>
              <mtr>
                <mtd>
                  <mn>4</mn>
                </mtd>
                <mtd>
                  <mn>1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3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i>−</mi>
              <mn>9</mn>
              <mi>−</mi>
              <mn>76</mn>
              <mi>−</mi>
              <mn>6</mn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i>−</mi>
              <mn>9</mn>
              <mi>−</mi>
              <mn>57</mn>
              <mi>−</mi>
              <mn>8</mn>
            </mrow>
          </mrow>
          <mo fence="true" form="postfix" stretchy="true">)</mo>
        </mrow>
        <mo stretchy="false">=</mo>
        <mn>17</mn>
      </mrow>
    </mrow>
    <annotation encoding="StarMath 5.0">+ {c} rsub {13} = left [matrix {3 # 1 # − 2 ## 3 # 1 # − 19 ## 4 # 1 # − 3} right ] left [matrix {3 # 1 ## 3 # 1 ## 4 # 1} right ] = left (− 9 − 76 − 6 right ) − left (− 9 − 57 − 8 right ) = 17</annotation>
  </semantics>
</math>
</file>

<file path=Object 36/content.xml><?xml version="1.0" encoding="utf-8"?>
<math xmlns="http://www.w3.org/1998/Math/MathML" display="block">
  <semantics>
    <mrow>
      <mi>−</mi>
      <mrow>
        <msub>
          <mi>c</mi>
          <mn>14</mn>
        </msub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n>1</mn>
                </mtd>
                <mtd>
                  <mn>0</mn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i>−</mi>
                    <mn>9</mn>
                  </mrow>
                </mtd>
              </mtr>
              <mtr>
                <mtd>
                  <mn>4</mn>
                </mtd>
                <mtd>
                  <mn>1</mn>
                </mtd>
                <mtd>
                  <mn>0</mn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3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0</mn>
              <mo stretchy="false">+</mo>
              <mn>36</mn>
              <mo stretchy="false">+</mo>
              <mn>0</mn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n>0</mn>
              <mi>−</mi>
              <mrow>
                <mn>27</mn>
                <mo stretchy="false">+</mo>
                <mn>0</mn>
              </mrow>
            </mrow>
          </mrow>
          <mo fence="true" form="postfix" stretchy="true">)</mo>
        </mrow>
        <mo stretchy="false">=</mo>
        <mi>−</mi>
      </mrow>
      <mn>9</mn>
    </mrow>
    <annotation encoding="StarMath 5.0">− {c} rsub {14} = left [matrix {3 # 1 # 0 ## 3 # 1 # − 9 ## 4 # 1 # 0} right ] left [matrix {3 # 1 ## 3 # 1 ## 4 # 1} right ] = left (0 + 36 + 0 right ) − left (0 − 27 + 0 right ) = − 9</annotation>
  </semantics>
</math>
</file>

<file path=Object 37/content.xml><?xml version="1.0" encoding="utf-8"?>
<math xmlns="http://www.w3.org/1998/Math/MathML" display="block">
  <semantics>
    <mrow>
      <mi>−</mi>
      <mrow>
        <msub>
          <mi>c</mi>
          <mn>21</mn>
        </msub>
        <mo stretchy="false">=</mo>
        <mrow>
          <mo fence="true" form="prefix" stretchy="true">[</mo>
          <mrow>
            <mtable>
              <mtr>
                <mtd>
                  <mn>2</mn>
                </mtd>
                <mtd>
                  <mn>10</mn>
                </mtd>
                <mtd>
                  <mn>16</mn>
                </mtd>
              </mtr>
              <mtr>
                <mtd>
                  <mn>1</mn>
                </mtd>
                <mtd>
                  <mrow>
                    <mi>−</mi>
                    <mn>9</mn>
                  </mrow>
                </mtd>
                <mtd>
                  <mrow>
                    <mi>−</mi>
                    <mn>19</mn>
                  </mrow>
                </mtd>
              </mtr>
              <mtr>
                <mtd>
                  <mn>4</mn>
                </mtd>
                <mtd>
                  <mn>0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2</mn>
                </mtd>
                <mtd>
                  <mn>10</mn>
                </mtd>
              </mtr>
              <mtr>
                <mtd>
                  <mn>1</mn>
                </mtd>
                <mtd>
                  <mrow>
                    <mi>−</mi>
                    <mn>9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54</mn>
              <mi>−</mi>
              <mrow>
                <mn>190</mn>
                <mo stretchy="false">+</mo>
                <mn>0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i>−</mi>
              <mrow>
                <mn>30</mn>
                <mo stretchy="false">+</mo>
                <mn>0</mn>
              </mrow>
              <mi>−</mi>
              <mn>144</mn>
            </mrow>
          </mrow>
          <mo fence="true" form="postfix" stretchy="true">)</mo>
        </mrow>
        <mo stretchy="false">=</mo>
        <mn>38</mn>
      </mrow>
    </mrow>
    <annotation encoding="StarMath 5.0">− {c} rsub {21} = left [matrix {2 # 10 # 16 ## 1 # − 9 # − 19 ## 4 # 0 # − 3} right ] left [matrix {2 # 10 ## 1 # − 9 ## 1 # 0} right ] = left (54 − 190 + 0 right ) − left (− 30 + 0 − 144 right ) = 38</annotation>
  </semantics>
</math>
</file>

<file path=Object 38/content.xml><?xml version="1.0" encoding="utf-8"?>
<math xmlns="http://www.w3.org/1998/Math/MathML" display="block">
  <semantics>
    <mrow>
      <mrow>
        <mrow>
          <mo stretchy="false">+</mo>
          <msub>
            <mi>c</mi>
            <mn>22</mn>
          </msub>
        </mrow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10</mn>
                </mtd>
                <mtd>
                  <mn>16</mn>
                </mtd>
              </mtr>
              <mtr>
                <mtd>
                  <mn>3</mn>
                </mtd>
                <mtd>
                  <mrow>
                    <mi>−</mi>
                    <mn>9</mn>
                  </mrow>
                </mtd>
                <mtd>
                  <mrow>
                    <mi>−</mi>
                    <mn>19</mn>
                  </mrow>
                </mtd>
              </mtr>
              <mtr>
                <mtd>
                  <mn>4</mn>
                </mtd>
                <mtd>
                  <mn>0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10</mn>
                </mtd>
              </mtr>
              <mtr>
                <mtd>
                  <mn>3</mn>
                </mtd>
                <mtd>
                  <mrow>
                    <mi>−</mi>
                    <mn>9</mn>
                  </mrow>
                </mtd>
              </mtr>
              <mtr>
                <mtd>
                  <mn>4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135</mn>
              <mi>−</mi>
              <mrow>
                <mn>760</mn>
                <mo stretchy="false">+</mo>
                <mn>0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i>−</mi>
              <mrow>
                <mn>90</mn>
                <mo stretchy="false">+</mo>
                <mn>0</mn>
              </mrow>
              <mi>−</mi>
              <mn>576</mn>
            </mrow>
          </mrow>
          <mo fence="true" form="postfix" stretchy="true">)</mo>
        </mrow>
        <mo stretchy="false">=</mo>
        <mn>41</mn>
      </mrow>
    </mrow>
    <annotation encoding="StarMath 5.0">+ {c} rsub {22} = left [matrix {5 # 10 # 16 ## 3 # − 9 # − 19 ## 4 # 0 # − 3} right ] left [matrix {5 # 10 ## 3 # − 9 ## 4 # 0} right ] = left (135 − 760 + 0 right ) − left (− 90 + 0 − 576 right ) = 41</annotation>
  </semantics>
</math>
</file>

<file path=Object 39/content.xml><?xml version="1.0" encoding="utf-8"?>
<math xmlns="http://www.w3.org/1998/Math/MathML" display="block">
  <semantics>
    <mrow>
      <mi>−</mi>
      <mrow>
        <msub>
          <mi>c</mi>
          <mn>23</mn>
        </msub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  <mtd>
                  <mn>16</mn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i>−</mi>
                    <mn>19</mn>
                  </mrow>
                </mtd>
              </mtr>
              <mtr>
                <mtd>
                  <mn>4</mn>
                </mtd>
                <mtd>
                  <mn>1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15</mn>
              <mi>−</mi>
              <mrow>
                <mn>152</mn>
                <mo stretchy="false">+</mo>
                <mn>48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i>−</mi>
              <mn>18</mn>
              <mi>−</mi>
              <mrow>
                <mn>95</mn>
                <mo stretchy="false">+</mo>
                <mn>64</mn>
              </mrow>
            </mrow>
          </mrow>
          <mo fence="true" form="postfix" stretchy="true">)</mo>
        </mrow>
        <mo stretchy="false">=</mo>
        <mi>−</mi>
      </mrow>
      <mn>70</mn>
    </mrow>
    <annotation encoding="StarMath 5.0">− {c} rsub {23} = left [matrix {5 # 2 # 16 ## 3 # 1 # − 19 ## 4 # 1 # − 3} right ] left [matrix {5 # 2 ## 3 # 1 ## 4 # 1} right ] = left (15 − 152 + 48 right ) − left (− 18 − 95 + 64 right ) = − 70</annotation>
  </semantics>
</math>
</file>

<file path=Object 4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row>
                  <mi>−</mi>
                  <mn>3</mn>
                </mrow>
              </mtd>
              <mtd>
                <mrow>
                  <mi>−</mi>
                  <mn>2</mn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i>−</mi>
                    <mn>5</mn>
                  </mrow>
                </mtd>
              </mtr>
              <mtr>
                <mtd>
                  <mn>12</mn>
                </mtd>
              </mtr>
            </mtable>
          </mrow>
          <mo fence="true" form="postfix" stretchy="true">]</mo>
        </mrow>
      </mrow>
    </mrow>
    <annotation encoding="StarMath 5.0">left [matrix {2 # 1 ## − 3 # − 2} right ] left [matrix {x ## y} right ] = left [matrix {− 5 ## 12} right ]</annotation>
  </semantics>
</math>
</file>

<file path=Object 40/content.xml><?xml version="1.0" encoding="utf-8"?>
<math xmlns="http://www.w3.org/1998/Math/MathML" display="block">
  <semantics>
    <mrow>
      <mrow>
        <mrow>
          <mo stretchy="false">+</mo>
          <msub>
            <mi>c</mi>
            <mn>24</mn>
          </msub>
        </mrow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  <mtd>
                  <mn>10</mn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i>−</mi>
                    <mn>9</mn>
                  </mrow>
                </mtd>
              </mtr>
              <mtr>
                <mtd>
                  <mn>4</mn>
                </mtd>
                <mtd>
                  <mn>1</mn>
                </mtd>
                <mtd>
                  <mn>0</mn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10</mn>
              <mi>−</mi>
              <mrow>
                <mn>72</mn>
                <mo stretchy="false">+</mo>
                <mn>30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n>0</mn>
              <mi>−</mi>
              <mrow>
                <mn>45</mn>
                <mo stretchy="false">+</mo>
                <mn>40</mn>
              </mrow>
            </mrow>
          </mrow>
          <mo fence="true" form="postfix" stretchy="true">)</mo>
        </mrow>
        <mo stretchy="false">=</mo>
        <mi>−</mi>
      </mrow>
      <mn>37</mn>
    </mrow>
    <annotation encoding="StarMath 5.0">+ {c} rsub {24} = left [matrix {5 # 2 # 10 ## 3 # 1 # − 9 ## 4 # 1 # 0} right ] left [matrix {5 # 2 ## 3 # 1 ## 4 # 1} right ] = left (10 − 72 + 30 right ) − left (0 − 45 + 40 right ) = − 37</annotation>
  </semantics>
</math>
</file>

<file path=Object 41/content.xml><?xml version="1.0" encoding="utf-8"?>
<math xmlns="http://www.w3.org/1998/Math/MathML" display="block">
  <semantics>
    <mrow>
      <mrow>
        <mrow>
          <mo stretchy="false">+</mo>
          <msub>
            <mi>c</mi>
            <mn>31</mn>
          </msub>
        </mrow>
        <mo stretchy="false">=</mo>
        <mrow>
          <mo fence="true" form="prefix" stretchy="true">[</mo>
          <mrow>
            <mtable>
              <mtr>
                <mtd>
                  <mn>2</mn>
                </mtd>
                <mtd>
                  <mn>10</mn>
                </mtd>
                <mtd>
                  <mn>16</mn>
                </mtd>
              </mtr>
              <mtr>
                <mtd>
                  <mn>1</mn>
                </mtd>
                <mtd>
                  <mn>0</mn>
                </mtd>
                <mtd>
                  <mrow>
                    <mi>−</mi>
                    <mn>2</mn>
                  </mrow>
                </mtd>
              </mtr>
              <mtr>
                <mtd>
                  <mn>1</mn>
                </mtd>
                <mtd>
                  <mn>0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2</mn>
                </mtd>
                <mtd>
                  <mn>10</mn>
                </mtd>
              </mtr>
              <mtr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0</mn>
              <mi>−</mi>
              <mrow>
                <mn>20</mn>
                <mo stretchy="false">+</mo>
                <mn>0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i>−</mi>
              <mrow>
                <mn>30</mn>
                <mo stretchy="false">+</mo>
                <mn>0</mn>
                <mo stretchy="false">+</mo>
                <mn>0</mn>
              </mrow>
            </mrow>
          </mrow>
          <mo fence="true" form="postfix" stretchy="true">)</mo>
        </mrow>
        <mo stretchy="false">=</mo>
        <mi>−</mi>
      </mrow>
      <mn>50</mn>
    </mrow>
    <annotation encoding="StarMath 5.0">+ {c} rsub {31} = left [matrix {2 # 10 # 16 ## 1 # 0 # − 2 ## 1 # 0 # − 3} right ] left [matrix {2 # 10 ## 1 # 0 ## 1 # 0} right ] = left (0 − 20 + 0 right ) − left (− 30 + 0 + 0 right ) = − 50</annotation>
  </semantics>
</math>
</file>

<file path=Object 42/content.xml><?xml version="1.0" encoding="utf-8"?>
<math xmlns="http://www.w3.org/1998/Math/MathML" display="block">
  <semantics>
    <mrow>
      <mi>−</mi>
      <mrow>
        <msub>
          <mi>c</mi>
          <mn>32</mn>
        </msub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10</mn>
                </mtd>
                <mtd>
                  <mn>16</mn>
                </mtd>
              </mtr>
              <mtr>
                <mtd>
                  <mn>3</mn>
                </mtd>
                <mtd>
                  <mn>0</mn>
                </mtd>
                <mtd>
                  <mrow>
                    <mi>−</mi>
                    <mn>2</mn>
                  </mrow>
                </mtd>
              </mtr>
              <mtr>
                <mtd>
                  <mn>1</mn>
                </mtd>
                <mtd>
                  <mn>0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0</mn>
                </mtd>
              </mtr>
              <mtr>
                <mtd>
                  <mn>3</mn>
                </mtd>
                <mtd>
                  <mn>0</mn>
                </mtd>
              </mtr>
              <mtr>
                <mtd>
                  <mn>4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0</mn>
              <mi>−</mi>
              <mrow>
                <mn>80</mn>
                <mo stretchy="false">+</mo>
                <mn>0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n>0</mn>
              <mo stretchy="false">+</mo>
              <mn>0</mn>
              <mo stretchy="false">+</mo>
              <mn>0</mn>
            </mrow>
          </mrow>
          <mo fence="true" form="postfix" stretchy="true">)</mo>
        </mrow>
        <mo stretchy="false">=</mo>
        <mi>−</mi>
      </mrow>
      <mn>80</mn>
    </mrow>
    <annotation encoding="StarMath 5.0">− {c} rsub {32} = left [matrix {5 # 10 # 16 ## 3 # 0 # − 2 ## 1 # 0 # − 3} right ] left [matrix {5 # 0 ## 3 # 0 ## 4 # 0} right ] = left (0 − 80 + 0 right ) − left (0 + 0 + 0 right ) = − 80</annotation>
  </semantics>
</math>
</file>

<file path=Object 43/content.xml><?xml version="1.0" encoding="utf-8"?>
<math xmlns="http://www.w3.org/1998/Math/MathML" display="block">
  <semantics>
    <mrow>
      <mrow>
        <mo stretchy="false">+</mo>
        <msub>
          <mi>c</mi>
          <mn>33</mn>
        </msub>
      </mrow>
      <mrow>
        <mo fence="true" form="prefix" stretchy="true">[</mo>
        <mrow>
          <mtable>
            <mtr>
              <mtd>
                <mn>5</mn>
              </mtd>
              <mtd>
                <mn>2</mn>
              </mtd>
              <mtd>
                <mn>16</mn>
              </mtd>
            </mtr>
            <mtr>
              <mtd>
                <mn>3</mn>
              </mtd>
              <mtd>
                <mn>1</mn>
              </mtd>
              <mtd>
                <mrow>
                  <mi>−</mi>
                  <mn>2</mn>
                </mrow>
              </mtd>
            </mtr>
            <mtr>
              <mtd>
                <mn>4</mn>
              </mtd>
              <mtd>
                <mn>1</mn>
              </mtd>
              <mtd>
                <mrow>
                  <mi>−</mi>
                  <mn>3</mn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i>−</mi>
              <mn>15</mn>
              <mi>−</mi>
              <mrow>
                <mn>16</mn>
                <mo stretchy="false">+</mo>
                <mn>48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i>−</mi>
              <mn>19</mn>
              <mi>−</mi>
              <mrow>
                <mn>10</mn>
                <mo stretchy="false">+</mo>
                <mn>64</mn>
              </mrow>
            </mrow>
          </mrow>
          <mo fence="true" form="postfix" stretchy="true">)</mo>
        </mrow>
        <mo stretchy="false">=</mo>
        <mi>−</mi>
      </mrow>
      <mn>28</mn>
    </mrow>
    <annotation encoding="StarMath 5.0">+ {c} rsub {33} left [matrix {5 # 2 # 16 ## 3 # 1 # − 2 ## 4 # 1 # − 3} right ] left [matrix {5 # 1 ## 3 # 1 ## 4 # 1} right ] = left (− 15 − 16 + 48 right ) − left (− 19 − 10 + 64 right ) = − 28</annotation>
  </semantics>
</math>
</file>

<file path=Object 44/content.xml><?xml version="1.0" encoding="utf-8"?>
<math xmlns="http://www.w3.org/1998/Math/MathML" display="block">
  <semantics>
    <mrow>
      <mi>−</mi>
      <msub>
        <mi>c</mi>
        <mn>34</mn>
      </msub>
      <mrow>
        <mo fence="true" form="prefix" stretchy="true">[</mo>
        <mrow>
          <mtable>
            <mtr>
              <mtd>
                <mn>5</mn>
              </mtd>
              <mtd>
                <mn>2</mn>
              </mtd>
              <mtd>
                <mn>10</mn>
              </mtd>
            </mtr>
            <mtr>
              <mtd>
                <mn>3</mn>
              </mtd>
              <mtd>
                <mn>1</mn>
              </mtd>
              <mtd>
                <mn>0</mn>
              </mtd>
            </mtr>
            <mtr>
              <mtd>
                <mn>4</mn>
              </mtd>
              <mtd>
                <mn>1</mn>
              </mtd>
              <mtd>
                <mn>0</mn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0</mn>
              <mo stretchy="false">+</mo>
              <mn>0</mn>
              <mo stretchy="false">+</mo>
              <mn>30</mn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n>0</mn>
              <mo stretchy="false">+</mo>
              <mn>0</mn>
              <mo stretchy="false">+</mo>
              <mn>4</mn>
            </mrow>
          </mrow>
          <mo fence="true" form="postfix" stretchy="true">)</mo>
        </mrow>
        <mo stretchy="false">=</mo>
        <mn>26</mn>
      </mrow>
    </mrow>
    <annotation encoding="StarMath 5.0">− {c} rsub {34} left [matrix {5 # 2 # 10 ## 3 # 1 # 0 ## 4 # 1 # 0} right ] left [matrix {5 # 2 ## 3 # 1 ## 4 # 1} right ] = left (0 + 0 + 30 right ) − left (0 + 0 + 4 right ) = 26</annotation>
  </semantics>
</math>
</file>

<file path=Object 45/content.xml><?xml version="1.0" encoding="utf-8"?>
<math xmlns="http://www.w3.org/1998/Math/MathML" display="block">
  <semantics>
    <mrow>
      <mrow>
        <mo stretchy="false">+</mo>
        <msub>
          <mi>c</mi>
          <mn>41</mn>
        </msub>
      </mrow>
      <mrow>
        <mo fence="true" form="prefix" stretchy="true">[</mo>
        <mrow>
          <mtable>
            <mtr>
              <mtd>
                <mn>2</mn>
              </mtd>
              <mtd>
                <mn>10</mn>
              </mtd>
              <mtd>
                <mn>16</mn>
              </mtd>
            </mtr>
            <mtr>
              <mtd>
                <mn>1</mn>
              </mtd>
              <mtd>
                <mn>0</mn>
              </mtd>
              <mtd>
                <mrow>
                  <mi>−</mi>
                  <mn>2</mn>
                </mrow>
              </mtd>
            </mtr>
            <mtr>
              <mtd>
                <mn>1</mn>
              </mtd>
              <mtd>
                <mrow>
                  <mi>−</mi>
                  <mn>9</mn>
                </mrow>
              </mtd>
              <mtd>
                <mrow>
                  <mi>−</mi>
                  <mn>19</mn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n>2</mn>
                </mtd>
                <mtd>
                  <mn>10</mn>
                </mtd>
              </mtr>
              <mtr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row>
                    <mi>−</mi>
                    <mn>9</mn>
                  </mrow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0</mn>
              <mi>−</mi>
              <mn>20</mn>
              <mi>−</mi>
              <mn>144</mn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n>190</mn>
              <mo stretchy="false">+</mo>
              <mn>36</mn>
              <mo stretchy="false">+</mo>
              <mn>0</mn>
            </mrow>
          </mrow>
          <mo fence="true" form="postfix" stretchy="true">)</mo>
        </mrow>
        <mo stretchy="false">=</mo>
        <mi>−</mi>
      </mrow>
      <mn>10</mn>
    </mrow>
    <annotation encoding="StarMath 5.0">+ {c} rsub {41} left [matrix {2 # 10 # 16 ## 1 # 0 # − 2 ## 1 # − 9 # − 19} right ] left [matrix {2 # 10 ## 1 # 0 ## 1 # − 9} right ] = left (0 − 20 − 144 right ) − left (190 + 36 + 0 right ) = − 10</annotation>
  </semantics>
</math>
</file>

<file path=Object 46/content.xml><?xml version="1.0" encoding="utf-8"?>
<math xmlns="http://www.w3.org/1998/Math/MathML" display="block">
  <semantics>
    <mrow>
      <mi>−</mi>
      <msub>
        <mi>c</mi>
        <mn>42</mn>
      </msub>
      <mrow>
        <mo fence="true" form="prefix" stretchy="true">[</mo>
        <mrow>
          <mtable>
            <mtr>
              <mtd>
                <mn>5</mn>
              </mtd>
              <mtd>
                <mn>10</mn>
              </mtd>
              <mtd>
                <mn>16</mn>
              </mtd>
            </mtr>
            <mtr>
              <mtd>
                <mn>3</mn>
              </mtd>
              <mtd>
                <mn>0</mn>
              </mtd>
              <mtd>
                <mrow>
                  <mi>−</mi>
                  <mn>2</mn>
                </mrow>
              </mtd>
            </mtr>
            <mtr>
              <mtd>
                <mn>4</mn>
              </mtd>
              <mtd>
                <mn>0</mn>
              </mtd>
              <mtd>
                <mrow>
                  <mi>−</mi>
                  <mn>3</mn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10</mn>
                </mtd>
              </mtr>
              <mtr>
                <mtd>
                  <mn>3</mn>
                </mtd>
                <mtd>
                  <mn>0</mn>
                </mtd>
              </mtr>
              <mtr>
                <mtd>
                  <mn>4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n>0</mn>
              <mi>−</mi>
              <mrow>
                <mn>80</mn>
                <mo stretchy="false">+</mo>
                <mn>0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row>
                <mn>0</mn>
                <mo stretchy="false">+</mo>
                <mn>0</mn>
              </mrow>
              <mi>−</mi>
              <mn>90</mn>
            </mrow>
          </mrow>
          <mo fence="true" form="postfix" stretchy="true">)</mo>
        </mrow>
        <mo stretchy="false">=</mo>
        <mi>−</mi>
      </mrow>
      <mn>170</mn>
    </mrow>
    <annotation encoding="StarMath 5.0">− {c} rsub {42} left [matrix {5 # 10 # 16 ## 3 # 0 # − 2 ## 4 # 0 # − 3} right ] left [matrix {5 # 10 ## 3 # 0 ## 4 # 0} right ] = left (0 − 80 + 0 right ) − left (0 + 0 − 90 right ) = − 170</annotation>
  </semantics>
</math>
</file>

<file path=Object 47/content.xml><?xml version="1.0" encoding="utf-8"?>
<math xmlns="http://www.w3.org/1998/Math/MathML" display="block">
  <semantics>
    <mrow>
      <mrow>
        <mrow>
          <mo stretchy="false">+</mo>
          <msub>
            <mi>c</mi>
            <mn>43</mn>
          </msub>
        </mrow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  <mtd>
                  <mn>16</mn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i>−</mi>
                    <mn>2</mn>
                  </mrow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i>−</mi>
                    <mn>19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i>−</mi>
              <mn>95</mn>
              <mi>−</mi>
              <mrow>
                <mn>12</mn>
                <mo stretchy="false">+</mo>
                <mn>48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i>−</mi>
              <mn>114</mn>
              <mi>−</mi>
              <mrow>
                <mn>10</mn>
                <mo stretchy="false">+</mo>
                <mn>48</mn>
              </mrow>
            </mrow>
          </mrow>
          <mo fence="true" form="postfix" stretchy="true">)</mo>
        </mrow>
        <mo stretchy="false">=</mo>
        <mn>17</mn>
      </mrow>
    </mrow>
    <annotation encoding="StarMath 5.0">+ {c} rsub {43} = left [matrix {5 # 2 # 16 ## 3 # 1 # − 2 ## 3 # 1 # − 19} right ] left [matrix {5 # 2 ## 3 # 1 ## 3 # 1} right ] = left (− 95 − 12 + 48 right ) − left (− 114 − 10 + 48 right ) = 17</annotation>
  </semantics>
</math>
</file>

<file path=Object 48/content.xml><?xml version="1.0" encoding="utf-8"?>
<math xmlns="http://www.w3.org/1998/Math/MathML" display="block">
  <semantics>
    <mrow>
      <mi>−</mi>
      <mrow>
        <msub>
          <mi>c</mi>
          <mn>44</mn>
        </msub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  <mtd>
                  <mn>10</mn>
                </mtd>
              </mtr>
              <mtr>
                <mtd>
                  <mn>3</mn>
                </mtd>
                <mtd>
                  <mn>1</mn>
                </mtd>
                <mtd>
                  <mn>0</mn>
                </mtd>
              </mtr>
              <mtr>
                <mtd>
                  <mn>3</mn>
                </mtd>
                <mtd>
                  <mn>1</mn>
                </mtd>
                <mtd>
                  <mrow>
                    <mi>−</mi>
                    <mn>9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5</mn>
                </mtd>
                <mtd>
                  <mn>2</mn>
                </mtd>
              </mtr>
              <mtr>
                <mtd>
                  <mn>3</mn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(</mo>
          <mrow>
            <mrow>
              <mi>−</mi>
              <mrow>
                <mn>45</mn>
                <mo stretchy="false">+</mo>
                <mn>0</mn>
                <mo stretchy="false">+</mo>
                <mn>30</mn>
              </mrow>
            </mrow>
          </mrow>
          <mo fence="true" form="postfix" stretchy="true">)</mo>
        </mrow>
      </mrow>
      <mi>−</mi>
      <mrow>
        <mrow>
          <mo fence="true" form="prefix" stretchy="true">(</mo>
          <mrow>
            <mrow>
              <mn>30</mn>
              <mo stretchy="false">+</mo>
              <mn>0</mn>
              <mo stretchy="false">+</mo>
              <mn>54</mn>
            </mrow>
          </mrow>
          <mo fence="true" form="postfix" stretchy="true">)</mo>
        </mrow>
        <mo stretchy="false">=</mo>
        <mn>9</mn>
      </mrow>
    </mrow>
    <annotation encoding="StarMath 5.0">− {c} rsub {44} = left [matrix {5 # 2 # 10 ## 3 # 1 # 0 ## 3 # 1 # − 9} right ] left [matrix {5 # 2 ## 3 # 1 ## 3 # 1} right ] = left (− 45 + 0 + 30 right ) − left (30 + 0 + 54 right ) = 9</annotation>
  </semantics>
</math>
</file>

<file path=Object 49/content.xml><?xml version="1.0" encoding="utf-8"?>
<math xmlns="http://www.w3.org/1998/Math/MathML" display="block">
  <semantics>
    <mrow>
      <mrow>
        <mi>x</mi>
        <mo stretchy="false">=</mo>
        <msup>
          <mi>A</mi>
          <mi>'</mi>
        </msup>
      </mrow>
      <mi>.</mi>
      <mrow>
        <mi>B</mi>
        <mo stretchy="false">=</mo>
        <mrow>
          <mo fence="true" form="prefix" stretchy="true">[</mo>
          <mrow>
            <mtable>
              <mtr>
                <mtd>
                  <mn>9</mn>
                </mtd>
                <mtd>
                  <mn>38</mn>
                </mtd>
                <mtd>
                  <mrow>
                    <mi>−</mi>
                    <mn>50</mn>
                  </mrow>
                </mtd>
                <mtd>
                  <mrow>
                    <mi>−</mi>
                    <mn>10</mn>
                  </mrow>
                </mtd>
              </mtr>
              <mtr>
                <mtd>
                  <mrow>
                    <mi>−</mi>
                    <mn>9</mn>
                  </mrow>
                </mtd>
                <mtd>
                  <mn>41</mn>
                </mtd>
                <mtd>
                  <mrow>
                    <mi>−</mi>
                    <mn>80</mn>
                  </mrow>
                </mtd>
                <mtd>
                  <mrow>
                    <mi>−</mi>
                    <mn>170</mn>
                  </mrow>
                </mtd>
              </mtr>
              <mtr>
                <mtd>
                  <mrow>
                    <mi>−</mi>
                    <mn>17</mn>
                  </mrow>
                </mtd>
                <mtd>
                  <mrow>
                    <mi>−</mi>
                    <mn>70</mn>
                  </mrow>
                </mtd>
                <mtd>
                  <mrow>
                    <mi>−</mi>
                    <mn>28</mn>
                  </mrow>
                </mtd>
                <mtd>
                  <mrow>
                    <mi>−</mi>
                    <mn>17</mn>
                  </mrow>
                </mtd>
              </mtr>
              <mtr>
                <mtd>
                  <mrow>
                    <mi>−</mi>
                    <mn>9</mn>
                  </mrow>
                </mtd>
                <mtd>
                  <mrow>
                    <mi>−</mi>
                    <mn>37</mn>
                  </mrow>
                </mtd>
                <mtd>
                  <mrow>
                    <mi>−</mi>
                    <mn>26</mn>
                  </mrow>
                </mtd>
                <mtd>
                  <mn>9</mn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n>16</mn>
              </mtd>
            </mtr>
            <mtr>
              <mtd>
                <mn>4</mn>
              </mtd>
            </mtr>
            <mtr>
              <mtd>
                <mrow>
                  <mi>−</mi>
                  <mn>4</mn>
                </mrow>
              </mtd>
            </mtr>
            <mtr>
              <mtd>
                <mn>5</mn>
              </mtd>
            </mtr>
          </mtable>
        </mrow>
        <mo fence="true" form="postfix" stretchy="true">]</mo>
      </mrow>
    </mrow>
    <annotation encoding="StarMath 5.0">x = {A} ^ {'} . B = left [matrix {9 # 38 # − 50 # − 10 ## − 9 # 41 # − 80 # − 170 ## − 17 # − 70 # − 28 # − 17 ## − 9 # − 37 # − 26 # 9} right ] left [matrix {16 ## 4 ## − 4 ## 5} right ]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2</mn>
                </mtd>
                <mtd>
                  <mn>1</mn>
                </mtd>
              </mtr>
              <mtr>
                <mtd>
                  <mrow>
                    <mi>−</mi>
                    <mn>3</mn>
                  </mrow>
                </mtd>
                <mtd>
                  <mrow>
                    <mi>−</mi>
                    <mn>2</mn>
                  </mrow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row>
                  <mi>−</mi>
                  <mn>5</mn>
                </mrow>
              </mtd>
            </mtr>
            <mtr>
              <mtd>
                <mn>12</mn>
              </mtd>
            </mtr>
          </mtable>
        </mrow>
        <mo fence="true" form="postfix" stretchy="true">]</mo>
      </mrow>
    </mrow>
    <annotation encoding="StarMath 5.0">left [matrix {x ## y} right ] = left [matrix {2 # 1 ## − 3 # − 2} right ] left [matrix {− 5 ## 12} right ]</annotation>
  </semantics>
</math>
</file>

<file path=Object 5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44</mn>
            </mtd>
            <mtd>
              <mrow>
                <mo stretchy="false">+</mo>
                <mn>152</mn>
              </mrow>
            </mtd>
            <mtd>
              <mrow>
                <mo stretchy="false">+</mo>
                <mn>200</mn>
              </mrow>
            </mtd>
            <mtd>
              <mrow>
                <mo stretchy="false">+</mo>
                <mrow>
                  <mo fence="true" form="prefix" stretchy="true">(</mo>
                  <mrow>
                    <mrow>
                      <mi>−</mi>
                      <mn>50</mn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fence="true" form="prefix" stretchy="true">(</mo>
                <mrow>
                  <mrow>
                    <mi>−</mi>
                    <mn>144</mn>
                  </mrow>
                </mrow>
                <mo fence="true" form="postfix" stretchy="true">)</mo>
              </mrow>
            </mtd>
            <mtd>
              <mrow>
                <mo stretchy="false">+</mo>
                <mn>164</mn>
              </mrow>
            </mtd>
            <mtd>
              <mrow>
                <mo stretchy="false">+</mo>
                <mn>320</mn>
              </mrow>
            </mtd>
            <mtd>
              <mrow>
                <mo stretchy="false">+</mo>
                <mrow>
                  <mo fence="true" form="prefix" stretchy="true">(</mo>
                  <mrow>
                    <mrow>
                      <mi>−</mi>
                      <mn>850</mn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fence="true" form="prefix" stretchy="true">(</mo>
                <mrow>
                  <mrow>
                    <mi>−</mi>
                    <mn>272</mn>
                  </mrow>
                </mrow>
                <mo fence="true" form="postfix" stretchy="true">)</mo>
              </mrow>
            </mtd>
            <mtd>
              <mrow>
                <mo stretchy="false">+</mo>
                <mrow>
                  <mo fence="true" form="prefix" stretchy="true">(</mo>
                  <mrow>
                    <mrow>
                      <mi>−</mi>
                      <mn>1120</mn>
                    </mrow>
                  </mrow>
                  <mo fence="true" form="postfix" stretchy="true">)</mo>
                </mrow>
              </mrow>
            </mtd>
            <mtd>
              <mrow>
                <mo stretchy="false">+</mo>
                <mn>112</mn>
              </mrow>
            </mtd>
            <mtd>
              <mrow>
                <mo stretchy="false">+</mo>
                <mrow>
                  <mo fence="true" form="prefix" stretchy="true">(</mo>
                  <mrow>
                    <mrow>
                      <mi>−</mi>
                      <mn>85</mn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o fence="true" form="prefix" stretchy="true">(</mo>
                <mrow>
                  <mrow>
                    <mi>−</mi>
                    <mn>144</mn>
                  </mrow>
                </mrow>
                <mo fence="true" form="postfix" stretchy="true">)</mo>
              </mrow>
            </mtd>
            <mtd>
              <mrow>
                <mo stretchy="false">+</mo>
                <mrow>
                  <mo fence="true" form="prefix" stretchy="true">(</mo>
                  <mrow>
                    <mrow>
                      <mi>−</mi>
                      <mn>148</mn>
                    </mrow>
                  </mrow>
                  <mo fence="true" form="postfix" stretchy="true">)</mo>
                </mrow>
              </mrow>
            </mtd>
            <mtd>
              <mrow>
                <mo stretchy="false">+</mo>
                <mrow>
                  <mo fence="true" form="prefix" stretchy="true">(</mo>
                  <mrow>
                    <mrow>
                      <mi>−</mi>
                      <mn>104</mn>
                    </mrow>
                  </mrow>
                  <mo fence="true" form="postfix" stretchy="true">)</mo>
                </mrow>
              </mrow>
            </mtd>
            <mtd>
              <mrow>
                <mo stretchy="false">+</mo>
                <mn>45</mn>
              </mrow>
            </mtd>
          </mtr>
        </mtable>
      </mrow>
      <mo fence="true" form="postfix" stretchy="true">]</mo>
    </mrow>
    <annotation encoding="StarMath 5.0">left [matrix {144 # + 152 # + 200 # + left (− 50 right ) ## left (− 144 right ) # + 164 # + 320 # + left (− 850 right ) ## left (− 272 right ) # + left (− 1120 right ) # + 112 # + left (− 85 right ) ## left (− 144 right ) # + left (− 148 right ) # + left (− 104 right ) # + 45} right ]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form="postfix" stretchy="true">]</mo>
        </mrow>
        <mo stretchy="false">=</mo>
        <mfrac>
          <mn>1</mn>
          <mrow>
            <mn>2.</mn>
            <mi>−</mi>
            <mn>2</mn>
            <mi>−</mi>
            <mn>1.</mn>
            <mi>−</mi>
            <mn>3</mn>
          </mrow>
        </mfrac>
      </mrow>
      <mrow>
        <mo fence="true" form="prefix" stretchy="true">[</mo>
        <mrow>
          <mtable>
            <mtr>
              <mtd>
                <mrow>
                  <mi>−</mi>
                  <mn>2</mn>
                </mrow>
              </mtd>
              <mtd>
                <mrow>
                  <mi>−</mi>
                  <mn>1</mn>
                </mrow>
              </mtd>
            </mtr>
            <mtr>
              <mtd>
                <mn>3</mn>
              </mtd>
              <mtd>
                <mn>2</mn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i>−</mi>
                    <mn>5</mn>
                  </mrow>
                </mtd>
              </mtr>
              <mtr>
                <mtd>
                  <mn>12</mn>
                </mtd>
              </mtr>
            </mtable>
          </mrow>
          <mo fence="true" form="postfix" stretchy="true">]</mo>
        </mrow>
        <mo stretchy="false">=</mo>
        <mfrac>
          <mn>1</mn>
          <mrow>
            <mi>−</mi>
            <mn>1</mn>
          </mrow>
        </mfrac>
      </mrow>
      <mrow>
        <mo fence="true" form="prefix" stretchy="true">[</mo>
        <mrow>
          <mtable>
            <mtr>
              <mtd>
                <mrow>
                  <mi>−</mi>
                  <mn>2</mn>
                </mrow>
              </mtd>
              <mtd>
                <mrow>
                  <mi>−</mi>
                  <mn>1</mn>
                </mrow>
              </mtd>
            </mtr>
            <mtr>
              <mtd>
                <mn>3</mn>
              </mtd>
              <mtd>
                <mn>2</mn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row>
                  <mi>−</mi>
                  <mn>5</mn>
                </mrow>
              </mtd>
            </mtr>
            <mtr>
              <mtd>
                <mn>12</mn>
              </mtd>
            </mtr>
          </mtable>
        </mrow>
        <mo fence="true" form="postfix" stretchy="true">]</mo>
      </mrow>
    </mrow>
    <annotation encoding="StarMath 5.0">left [matrix {x ## y} right ] = {1} over {2. − 2 − 1. − 3} left [matrix {− 2 # − 1 ## 3 # 2} right ] left [matrix {− 5 ## 12} right ] = {1} over {− 1} left [matrix {− 2 # − 1 ## 3 # 2} right ] left [matrix {− 5 ## 12} right ]</annotation>
  </semantics>
</math>
</file>

<file path=Object 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row>
                  <mi>−</mi>
                  <mn>3</mn>
                </mrow>
              </mtd>
              <mtd>
                <mrow>
                  <mi>−</mi>
                  <mn>2</mn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i>−</mi>
                    <mn>5</mn>
                  </mrow>
                </mtd>
              </mtr>
              <mtr>
                <mtd>
                  <mn>12</mn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i>−</mi>
                    <mrow>
                      <mn>10</mn>
                      <mo stretchy="false">+</mo>
                      <mn>12</mn>
                    </mrow>
                  </mrow>
                </mtd>
              </mtr>
              <mtr>
                <mtd>
                  <mrow>
                    <mn>15</mn>
                    <mi>−</mi>
                    <mn>24</mn>
                  </mrow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2</mn>
                </mtd>
              </mtr>
              <mtr>
                <mtd>
                  <mrow>
                    <mi>−</mi>
                    <mn>9</mn>
                  </mrow>
                </mtd>
              </mtr>
            </mtable>
          </mrow>
          <mo fence="true" form="postfix" stretchy="true">]</mo>
        </mrow>
      </mrow>
    </mrow>
    <annotation encoding="StarMath 5.0">left [matrix {2 # 1 ## − 3 # − 2} right ] left [matrix {− 5 ## 12} right ] = left [matrix {− 10 + 12 ## 15 − 24} right ] = left [matrix {2 ## − 9} right ]</annotation>
  </semantics>
</math>
</file>

<file path=Object 8/content.xml><?xml version="1.0" encoding="utf-8"?>
<math xmlns="http://www.w3.org/1998/Math/MathML" display="block">
  <semantics>
    <mrow>
      <mi>x</mi>
      <mo stretchy="false">=</mo>
      <mn>2</mn>
    </mrow>
    <annotation encoding="StarMath 5.0">x = 2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−</mi>
      </mrow>
      <mn>9</mn>
    </mrow>
    <annotation encoding="StarMath 5.0">y = − 9</annotation>
  </semantics>
</math>
</file>